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0319in"/>
    </style:style>
    <style:style style:name="co30" style:family="table-column">
      <style:table-column-properties fo:break-before="auto" style:column-width="1.1465in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3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BE6BBE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69EB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0BE695F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3" office:value-type="string">
            <text:p>0xBE73FE</text:p>
          </table:table-cell>
          <table:table-cell table:style-name="ce35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19F</text:p>
          </table:table-cell>
          <table:table-cell table:style-name="ce35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22B</text:p>
          </table:table-cell>
          <table:table-cell table:style-name="ce35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3" office:value-type="string">
            <text:p>byte</text:p>
          </table:table-cell>
          <table:table-cell table:style-name="ce36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4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 table:style-name="ce23"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0" office:value-type="string">
            <text:p>0x13A466C</text:p>
          </table:table-cell>
          <table:table-cell table:style-name="ce35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13A882C</text:p>
          </table:table-cell>
          <table:table-cell table:style-name="ce35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5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5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5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5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5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5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5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5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5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5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5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5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5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5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5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8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isc Dat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neral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3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3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3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FollowCam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[[+0x3C]+0x60]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TargetRotX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 table:number-rows-repeated="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4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4"/>
          <table:table-cell table:style-name="ce32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+0x00C8</text:p>
          </table:table-cell>
          <table:table-cell table:style-name="ce32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D0</text:p>
          </table:table-cell>
          <table:table-cell table:style-name="ce32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D4</text:p>
          </table:table-cell>
          <table:table-cell table:style-name="ce32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D8</text:p>
          </table:table-cell>
          <table:table-cell table:style-name="ce32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4"/>
          <table:table-cell table:style-name="ce32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F75B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1047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7/27/2017</text:date>, <text:time>00:1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7-27T00:14:08.28</dc:date>
    <meta:editing-duration>P13DT8H18M56S</meta:editing-duration>
    <meta:editing-cycles>532</meta:editing-cycles>
    <meta:generator>OpenOffice/4.1.2$Win32 OpenOffice.org_project/412m3$Build-9782</meta:generator>
    <meta:document-statistic meta:table-count="12" meta:cell-count="3691" meta:object-count="0"/>
  </office:meta>
</office:document-meta>
</file>